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97cm" fo:min-width="3.901cm"/>
    </style:style>
    <style:style style:name="gr4" style:family="graphic" style:parent-style-name="standard">
      <style:graphic-properties draw:textarea-horizontal-align="justify" draw:textarea-vertical-align="middle" draw:auto-grow-height="false" fo:min-height="1.277cm" fo:min-width="4.441cm"/>
    </style:style>
    <style:style style:name="gr5" style:family="graphic" style:parent-style-name="standard">
      <style:graphic-properties draw:textarea-horizontal-align="justify" draw:textarea-vertical-align="middle" draw:auto-grow-height="false" fo:min-height="1.188cm" fo:min-width="3.363cm"/>
    </style:style>
    <style:style style:name="gr6" style:family="graphic" style:parent-style-name="standard">
      <style:graphic-properties draw:textarea-horizontal-align="justify" draw:textarea-vertical-align="middle" draw:auto-grow-height="false" fo:min-height="1.008cm" fo:min-width="3.00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097cm" fo:min-width="3.183cm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0.7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368cm" fo:min-width="3.6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15" style:family="graphic" style:parent-style-name="standard">
      <style:graphic-properties draw:fill-color="#00cc33" draw:textarea-horizontal-align="justify" draw:textarea-vertical-align="middle" draw:auto-grow-height="false" fo:min-height="0.131cm" fo:min-width="2.04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0.131cm" fo:min-width="2.04cm"/>
    </style:style>
    <style:style style:name="gr17" style:family="graphic" style:parent-style-name="standard">
      <style:graphic-properties draw:fill-color="#66ffff" draw:textarea-horizontal-align="justify" draw:textarea-vertical-align="middle" draw:auto-grow-height="false" fo:min-height="0.131cm" fo:min-width="2.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19" style:family="graphic" style:parent-style-name="objectwithoutfill">
      <style:graphic-properties svg:stroke-color="#00cc33" draw:marker-end="Arrow" draw:marker-end-width="0.3cm" draw:fill="none" draw:fill-color="#00cc33" draw:textarea-vertical-align="middle"/>
    </style:style>
    <style:style style:name="gr20" style:family="graphic" style:parent-style-name="objectwithoutfill">
      <style:graphic-properties svg:stroke-color="#66ffff" draw:marker-end="Arrow" draw:marker-end-width="0.3cm" draw:fill="none" draw:fill-color="#00cc33" draw:textarea-vertical-align="middle"/>
    </style:style>
    <style:style style:name="gr21" style:family="graphic" style:parent-style-name="objectwithoutfill">
      <style:graphic-properties svg:stroke-color="#ff9900" draw:marker-end="Arrow" draw:marker-end-width="0.3cm" draw:fill="none" draw:fill-color="#00cc33" draw:textarea-vertical-align="middle"/>
    </style:style>
    <style:style style:name="gr22" style:family="graphic" style:parent-style-name="standard">
      <style:graphic-properties svg:stroke-color="#009999" draw:fill-color="#dddddd" draw:textarea-horizontal-align="justify" draw:textarea-vertical-align="middle" draw:auto-grow-height="false" fo:min-height="1.546cm" fo:min-width="2.19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cc33"/>
      <style:paragraph-properties fo:text-align="center"/>
    </style:style>
    <style:style style:name="P5" style:family="paragraph">
      <loext:graphic-properties draw:fill-color="#ff9900"/>
      <style:paragraph-properties fo:text-align="center"/>
    </style:style>
    <style:style style:name="P6" style:family="paragraph">
      <loext:graphic-properties draw:fill-color="#66ffff"/>
      <style:paragraph-properties fo:text-align="center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="none" draw:fill-color="#00cc33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5" draw:id="id5" draw:layer="layout" svg:width="2.816cm" svg:height="3.881cm" svg:x="26.019cm" svg:y="0.929cm">
          <draw:image xlink:href="../../../../Applications/LibreOffice.app/Contents/Resources/../Resources/gallery/people/Student-Male.png" xlink:type="simple" xlink:show="embed" xlink:actuate="onLoad">
            <text:p/>
          </draw:image>
        </draw:frame>
        <draw:frame draw:style-name="gr1" draw:text-style-name="P1" xml:id="id3" draw:id="id3" draw:layer="layout" svg:width="5.357cm" svg:height="3.642cm" svg:x="23.352cm" svg:y="16.358cm">
          <draw:image xlink:href="../../../../Applications/LibreOffice.app/Contents/Resources/../Resources/gallery/people/Teacher2.png" xlink:type="simple" xlink:show="embed" xlink:actuate="onLoad">
            <text:p/>
          </draw:image>
        </draw:frame>
        <draw:frame draw:style-name="gr2" draw:text-style-name="P1" xml:id="id1" draw:id="id1" draw:layer="layout" svg:width="3.512cm" svg:height="3.81cm" svg:x="1.552cm" svg:y="2.143cm">
          <draw:image xlink:href="../../../../Applications/LibreOffice.app/Contents/Resources/../Resources/gallery/people/Computer-User-Male1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dministration</text:p>
          </draw:image>
        </draw:frame>
        <draw:custom-shape draw:style-name="gr3" draw:text-style-name="P1" draw:layer="layout" svg:width="6.223cm" svg:height="1.905cm" svg:x="1.254cm" svg:y="12.557cm">
          <text:p text:style-name="P1">Tilføj/Fjern ele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223cm" svg:height="1.905cm" svg:x="1.381cm" svg:y="14.716cm">
          <text:p text:style-name="P1">Tilføj/Fjern klas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985cm" svg:height="2.159cm" svg:x="1.381cm" svg:y="17.002cm">
          <text:p text:style-name="P1">Tilføj/Fjern lære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5.461cm" svg:height="2.032cm" svg:x="21.955cm" svg:y="9.763cm">
          <text:p text:style-name="P1">karak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4.953cm" svg:height="1.778cm" svg:x="17.129cm" svg:y="5.445cm">
          <text:p text:style-name="P1">Ske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5.064cm" svg:y1="4.048cm" svg:x2="19.606cm" svg:y2="5.445cm" draw:start-shape="id1" draw:start-glue-point="1" draw:end-shape="id2" draw:end-glue-point="4" svg:d="M5064 4048h14542v1397" svg:viewBox="0 0 14543 1398">
          <text:p text:style-name="P1">Opret/Rediger</text:p>
        </draw:connector>
        <draw:connector draw:style-name="gr7" draw:text-style-name="P2" draw:layer="layout" svg:x1="26.03cm" svg:y1="16.358cm" svg:x2="24.686cm" svg:y2="11.795cm" draw:start-shape="id3" draw:end-shape="id4" draw:end-glue-point="8" svg:d="M26030 16358v-2280h-1344v-2283" svg:viewBox="0 0 1345 4564">
          <text:p text:style-name="P1">Se/Opret/Rediger</text:p>
        </draw:connector>
        <draw:connector draw:style-name="gr7" draw:text-style-name="P2" draw:layer="layout" draw:line-skew="0.572cm" svg:x1="27.427cm" svg:y1="4.81cm" svg:x2="24.686cm" svg:y2="9.763cm" draw:start-shape="id5" draw:start-glue-point="2" draw:end-shape="id4" draw:end-glue-point="4" svg:d="M27427 4810v3048h-2741v1905" svg:viewBox="0 0 2742 4954">
          <text:p text:style-name="P1">Se</text:p>
        </draw:connector>
        <draw:custom-shape draw:style-name="gr8" draw:text-style-name="P1" xml:id="id7" draw:id="id7" draw:layer="layout" svg:width="5.207cm" svg:height="1.905cm" svg:x="13.065cm" svg:y="12.811cm">
          <text:p text:style-name="P1">Fravæ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line-skew="1.151cm" svg:x1="27.427cm" svg:y1="4.81cm" svg:x2="21.357cm" svg:y2="5.705cm" draw:start-shape="id5" draw:start-glue-point="2" draw:end-shape="id2" draw:end-glue-point="11" svg:d="M27427 4810v1651h-3376v-1517h-2694v761" svg:viewBox="0 0 6071 1652">
          <text:p text:style-name="P1">Se</text:p>
        </draw:connector>
        <draw:custom-shape draw:style-name="gr9" draw:text-style-name="P1" xml:id="id6" draw:id="id6" draw:layer="layout" svg:width="1.27cm" svg:height="1.016cm" svg:x="20.05cm" svg:y="18.399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23.352cm" svg:y1="18.179cm" svg:x2="21.32cm" svg:y2="18.907cm" draw:start-shape="id3" draw:end-shape="id6" draw:end-glue-point="1" svg:d="M23352 18179h-1015v728h-1017" svg:viewBox="0 0 2033 729">
          <text:p/>
        </draw:connector>
        <draw:connector draw:style-name="gr7" draw:text-style-name="P2" draw:layer="layout" svg:x1="20.685cm" svg:y1="18.399cm" svg:x2="19.606cm" svg:y2="7.223cm" draw:start-shape="id6" draw:start-glue-point="0" draw:end-shape="id2" draw:end-glue-point="8" svg:d="M20685 18399v-5587h-1079v-5589" svg:viewBox="0 0 1080 11177">
          <text:p text:style-name="P1">Se</text:p>
        </draw:connector>
        <draw:connector draw:style-name="gr7" draw:text-style-name="P2" draw:layer="layout" svg:x1="20.05cm" svg:y1="18.907cm" svg:x2="18.272cm" svg:y2="13.764cm" draw:start-shape="id6" draw:start-glue-point="3" draw:end-shape="id7" draw:end-glue-point="10" svg:d="M20050 18907h-889v-5143h-889" svg:viewBox="0 0 1779 5144">
          <text:p text:style-name="P1">Se/Rediger</text:p>
        </draw:connector>
        <draw:connector draw:style-name="gr10" draw:text-style-name="P2" draw:layer="layout" draw:line-skew="-0.952cm" svg:x1="27.427cm" svg:y1="4.81cm" svg:x2="15.669cm" svg:y2="12.811cm" draw:start-shape="id5" draw:start-glue-point="2" draw:end-shape="id7" draw:end-glue-point="4" svg:d="M27427 4810v3048h-11758v4953" svg:viewBox="0 0 11759 8002">
          <text:p/>
        </draw:connector>
        <draw:custom-shape draw:style-name="gr11" draw:text-style-name="P1" xml:id="id8" draw:id="id8" draw:layer="layout" svg:width="5.842cm" svg:height="2.286cm" svg:x="9.001cm" svg:y="6.461cm">
          <text:p text:style-name="P1">Opga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3.465cm" svg:height="0.962cm" svg:x="22.209cm" svg:y="1.762cm">
          <draw:text-box>
            <text:p>Se/Upload</text:p>
          </draw:text-box>
        </draw:frame>
        <draw:connector draw:style-name="gr10" draw:text-style-name="P2" draw:layer="layout" svg:x1="26.019cm" svg:y1="2.869cm" svg:x2="11.922cm" svg:y2="6.461cm" draw:start-shape="id5" draw:start-glue-point="3" draw:end-shape="id8" draw:end-glue-point="4" svg:d="M26019 2869h-14097v3592" svg:viewBox="0 0 14098 3593">
          <text:p/>
        </draw:connector>
        <draw:connector draw:style-name="gr10" draw:text-style-name="P2" draw:layer="layout" svg:x1="20.685cm" svg:y1="19.415cm" svg:x2="11.922cm" svg:y2="8.747cm" draw:start-shape="id6" draw:start-glue-point="2" draw:end-shape="id8" draw:end-glue-point="8" svg:d="M20685 19415v501h-8763v-11169" svg:viewBox="0 0 8764 11170">
          <text:p/>
        </draw:connector>
        <draw:frame draw:style-name="gr13" draw:text-style-name="P3" draw:layer="layout" svg:width="3.042cm" svg:height="0.962cm" svg:x="15.5cm" svg:y="19.117cm">
          <draw:text-box>
            <text:p>Se/Opret</text:p>
          </draw:text-box>
        </draw:frame>
      </draw:page>
      <draw:page draw:name="page2" draw:style-name="dp1" draw:master-page-name="Default">
        <draw:custom-shape draw:style-name="gr14" draw:text-style-name="P1" draw:layer="layout" svg:width="3.81cm" svg:height="1.27cm" svg:x="2.27cm" svg:y="17.51cm">
          <text:p text:style-name="P1">Lær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1cm" svg:height="1.27cm" svg:x="23.86cm" svg:y="17.51cm">
          <text:p text:style-name="P1">Elev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1cm" svg:height="1.27cm" svg:x="2.27cm" svg:y="2.27cm">
          <text:p text:style-name="P1">Administrator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54cm" svg:height="0.381cm" svg:x="25.892cm" svg:y="1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54cm" svg:height="0.381cm" svg:x="25.892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54cm" svg:height="0.381cm" svg:x="25.892cm" svg:y="1.889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2.725cm" svg:height="2.015cm" svg:x="23.517cm" svg:y="1.017cm">
          <draw:text-box>
            <text:p text:style-name="P7"><text:span text:style-name="T1">Se</text:span></text:p>
            <text:p text:style-name="P7"><text:span text:style-name="T1">Opret</text:span></text:p>
            <text:p text:style-name="P7"><text:span text:style-name="T1">Rediger</text:span></text:p>
          </draw:text-box>
        </draw:frame>
        <draw:line draw:style-name="gr19" draw:text-style-name="P9" draw:layer="layout" svg:x1="6.08cm" svg:y1="2.397cm" svg:x2="12.303cm" svg:y2="2.397cm">
          <text:p/>
        </draw:line>
        <draw:line draw:style-name="gr20" draw:text-style-name="P9" draw:layer="layout" svg:x1="6.08cm" svg:y1="2.905cm" svg:x2="12.303cm" svg:y2="2.905cm">
          <text:p/>
        </draw:line>
        <draw:line draw:style-name="gr21" draw:text-style-name="P9" draw:layer="layout" svg:x1="6.08cm" svg:y1="3.413cm" svg:x2="12.303cm" svg:y2="3.413cm">
          <text:p/>
        </draw:line>
        <draw:line draw:style-name="gr19" draw:text-style-name="P9" draw:layer="layout" svg:x1="6.08cm" svg:y1="16.367cm" svg:x2="11.287cm" svg:y2="8.62cm">
          <text:p/>
        </draw:line>
        <draw:line draw:style-name="gr20" draw:text-style-name="P9" draw:layer="layout" svg:x1="6.08cm" svg:y1="16.875cm" svg:x2="12.303cm" svg:y2="16.875cm">
          <text:p/>
        </draw:line>
        <draw:line draw:style-name="gr21" draw:text-style-name="P9" draw:layer="layout" svg:x1="6.08cm" svg:y1="17.383cm" svg:x2="12.303cm" svg:y2="17.383cm">
          <text:p/>
        </draw:line>
        <draw:custom-shape draw:style-name="gr22" draw:text-style-name="P10" draw:layer="layout" svg:width="3.81cm" svg:height="2.54cm" svg:x="12.811cm" svg:y="2.27cm">
          <text:p text:style-name="P1">Ske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3.81cm" svg:height="2.54cm" svg:x="12.811cm" svg:y="5.191cm">
          <text:p text:style-name="P1">Karak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3.81cm" svg:height="2.54cm" svg:x="12.811cm" svg:y="8.202cm">
          <text:p text:style-name="P1">Fravæ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3.81cm" svg:height="2.54cm" svg:x="12.811cm" svg:y="11.287cm">
          <text:p text:style-name="P1">Opga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9T08:51:49.575429000</meta:creation-date>
    <dc:date>2016-12-09T10:28:24.866026000</dc:date>
    <meta:editing-duration>PT30M50S</meta:editing-duration>
    <meta:editing-cycles>6</meta:editing-cycles>
    <meta:generator>LibreOffice/5.2.3.3$MacOSX_X86_64 LibreOffice_project/d54a8868f08a7b39642414cf2c8ef2f228f780cf</meta:generator>
    <meta:document-statistic meta:object-count="40"/>
  </office:meta>
</office:document-meta>
</file>